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rsid="00097add" officeooo:paragraph-rsid="00097add"/>
    </style:style>
    <style:style style:name="P2" style:family="paragraph" style:parent-style-name="Standard">
      <style:paragraph-properties fo:text-align="start" style:justify-single-word="false"/>
      <style:text-properties officeooo:rsid="00097add" officeooo:paragraph-rsid="00097add"/>
    </style:style>
    <style:style style:name="P3" style:family="paragraph" style:parent-style-name="Standard">
      <style:text-properties officeooo:rsid="000aa60b" officeooo:paragraph-rsid="000aa60b"/>
    </style:style>
    <style:style style:name="P4" style:family="paragraph" style:parent-style-name="Standard">
      <style:text-properties officeooo:rsid="000aa99b" officeooo:paragraph-rsid="000aa99b"/>
    </style:style>
    <style:style style:name="P5" style:family="paragraph" style:parent-style-name="Standard">
      <style:text-properties officeooo:rsid="000c4277" officeooo:paragraph-rsid="000c4277"/>
    </style:style>
    <style:style style:name="P6" style:family="paragraph" style:parent-style-name="Standard">
      <style:text-properties officeooo:rsid="000ce9ef" officeooo:paragraph-rsid="000ce9ef"/>
    </style:style>
    <style:style style:name="P7" style:family="paragraph" style:parent-style-name="Standard">
      <style:text-properties officeooo:rsid="000ce9ef" officeooo:paragraph-rsid="000e1569"/>
    </style:style>
    <style:style style:name="P8" style:family="paragraph" style:parent-style-name="Standard">
      <style:text-properties officeooo:rsid="000cf9af" officeooo:paragraph-rsid="000cf9af"/>
    </style:style>
    <style:style style:name="P9" style:family="paragraph" style:parent-style-name="Standard">
      <style:text-properties officeooo:rsid="000d0c7f" officeooo:paragraph-rsid="000d0c7f"/>
    </style:style>
    <style:style style:name="P10" style:family="paragraph" style:parent-style-name="Standard">
      <style:paragraph-properties fo:text-align="center" style:justify-single-word="false"/>
      <style:text-properties officeooo:rsid="000e1569" officeooo:paragraph-rsid="000e1569"/>
    </style:style>
    <style:style style:name="P11" style:family="paragraph" style:parent-style-name="Standard">
      <style:text-properties officeooo:rsid="000e1569" officeooo:paragraph-rsid="000e1569"/>
    </style:style>
    <style:style style:name="P12" style:family="paragraph" style:parent-style-name="Standard">
      <style:text-properties officeooo:rsid="000ee334" officeooo:paragraph-rsid="000cf9af"/>
    </style:style>
    <style:style style:name="P13" style:family="paragraph" style:parent-style-name="Standard">
      <style:text-properties officeooo:rsid="000ee334" officeooo:paragraph-rsid="000ee334"/>
    </style:style>
    <style:style style:name="P14" style:family="paragraph" style:parent-style-name="Standard">
      <style:text-properties officeooo:rsid="00107fb8" officeooo:paragraph-rsid="00107fb8"/>
    </style:style>
    <style:style style:name="P15" style:family="paragraph" style:parent-style-name="Standard">
      <style:text-properties officeooo:rsid="001177d8" officeooo:paragraph-rsid="001177d8"/>
    </style:style>
    <style:style style:name="P16" style:family="paragraph" style:parent-style-name="Standard">
      <style:text-properties officeooo:rsid="00131672" officeooo:paragraph-rsid="00131672"/>
    </style:style>
    <style:style style:name="P17" style:family="paragraph" style:parent-style-name="Standard">
      <style:text-properties officeooo:rsid="00145ab9" officeooo:paragraph-rsid="00145ab9"/>
    </style:style>
    <style:style style:name="T1" style:family="text">
      <style:text-properties officeooo:rsid="000c4277"/>
    </style:style>
    <style:style style:name="T2" style:family="text">
      <style:text-properties officeooo:rsid="000ce9ef"/>
    </style:style>
    <style:style style:name="T3" style:family="text">
      <style:text-properties officeooo:rsid="000d0c7f"/>
    </style:style>
    <style:style style:name="T4" style:family="text">
      <style:text-properties officeooo:rsid="000e1569"/>
    </style:style>
    <style:style style:name="T5" style:family="text">
      <style:text-properties officeooo:rsid="000ee334"/>
    </style:style>
    <style:style style:name="T6" style:family="text">
      <style:text-properties officeooo:rsid="00105228"/>
    </style:style>
    <style:style style:name="T7" style:family="text">
      <style:text-properties officeooo:rsid="00107fb8"/>
    </style:style>
    <style:style style:name="T8" style:family="text">
      <style:text-properties officeooo:rsid="001177d8"/>
    </style:style>
    <style:style style:name="T9" style:family="text">
      <style:text-properties officeooo:rsid="00131672"/>
    </style:style>
    <style:style style:name="T10" style:family="text">
      <style:text-properties officeooo:rsid="001516f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ie investiere ich nachhaltig <text:span text:style-name="T2">an der Börse</text:span>?</text:p>
      <text:p text:style-name="P1"/>
      <text:p text:style-name="P1">Das Investieren an der Börse kann eine nachhaltige Option zur Vermögensbildung sein. Wenn man sein Vermögen auf dem Tagesgeld- oder Girokonto parkt, kann man in unserer heutigen Nullzins-Zeit mit keinen signifikanten Gewinnen rechnen. <text:span text:style-name="T2">Mit Glück </text:span>kann man so eine Rendite von max. 0,5% p.a. erreichen. <text:span text:style-name="T2">Wenn man mit einer Inflation von 2% p.a. rechnet, verliert man dadurch also 1,5% seines Vermögens pro Jahr. </text:span></text:p>
      <text:p text:style-name="P7">Durch konservative Strategien an der Börse erreicht man leicht Renditen von 5% p.a. und höher. Abzüglich der Inflation bleiben dabei immer noch mindestens 3% Gewinn pro Jahr. </text:p>
      <text:p text:style-name="P10">Grafik</text:p>
      <text:p text:style-name="P10"/>
      <text:p text:style-name="P7">Warum also nicht das eigene Geld für sich selbst arbeiten lassen?</text:p>
      <text:p text:style-name="P2">Im Folgenden möchte ich Ihnen nun ein paar Strategien nahelegen, mit welchen Sie vor allem nachhaltig an der Börse dabei sein können.</text:p>
      <text:p text:style-name="P1"/>
      <text:p text:style-name="P3">Welche Voraussetzungen brauche ich? </text:p>
      <text:p text:style-name="P3"/>
      <text:p text:style-name="P3">Bevor Sie mit dem Investieren beginnen, sollten Sie ihre Finanzen organisiert haben. Dazu gehört ein Notgroschen, der mindestens 3-6 Monatseinkommen entspricht. Dadurch sind Sie nicht gezwungen Ihre Anteile zu verkaufen, wenn Sie mal überraschend etwas mehr Geld brauchen. </text:p>
      <text:p text:style-name="P4">Zudem benötigen Sie ein Depot, mit welchem Sie Ihre Käufe und Verkäufe tätigen können. Bei der Suche nach dem passenden „Broker“ sollten Sie sich an Merkmalen wie Kontoführungsgebühren, Transaktions<text:span text:style-name="T1">kosten</text:span> und mögliche<text:span text:style-name="T7">n</text:span> Negativzinsen auf dem Cash-Konto orientieren. <text:span text:style-name="T1">Es bieten sich vor allem Online-Depots an, da diese generell die bequemste und günstigste Option darstellen. </text:span></text:p>
      <text:p text:style-name="P5">Zum Vergleich eignen sich dabei Portale wie Check24, etc. </text:p>
      <text:p text:style-name="P5"/>
      <text:p text:style-name="P6">Wenn es Ihnen noch nicht geheuer ist mit einem größeren Geldbetrag einzusteigen, können Sie die ganze Sache auch erst einmal mit Kleinstbeträgen ausprobieren. Alternativ gibt es auch kostenlose Börsenspiele, z.B. das Börsenspiel der FAZ, wo Sie Anteile mit virtuellem Geld kaufen und deren Entwicklung anhand echter Marktdaten verfolgen können. </text:p>
      <text:p text:style-name="P6"/>
      <text:p text:style-name="P6"/>
      <text:p text:style-name="P8">In was investieren?</text:p>
      <text:p text:style-name="P8"/>
      <text:p text:style-name="P8">An der Börse werden viele verschiedene Objekte gehandelt, dabei interessieren uns hier eigentlich nur zwei Produkte. </text:p>
      <text:p text:style-name="P8"/>
      <text:p text:style-name="P8">Aktien sind Anteile an einer Aktiengesellschaft, also einem Unternehmen. </text:p>
      <text:p text:style-name="P8">Wenn nun das Unternehmen an Wert gewinnt, gewinnen auch seine Anteile, die Aktien, an Wert. Natürlich kann ein Unternehmen auch an Wert verlieren, womit auch dessen Aktien an Wert einbüßen. </text:p>
      <text:p text:style-name="P8">Aus diesem Grund ist die Wahl der richtigen Aktie essentiell. Nun gibt es verschiedene Kennzahlen zur Abbildung der Performance eines Unternehmens, <text:soft-page-break/>welche uns hier aber nicht <text:span text:style-name="T4">weiter</text:span> interessieren. Schließlich kann <text:span text:style-name="T3">und will nicht jeder die täglichen Börsenreporte verfolgen. Das Investieren in eine einzige Aktie bietet zudem das Risiko, dass dieses einzelne Unternehmen trotz aller Kennzahlen an Wert verliert. Aus diesem Grund ist es ratsam, sein Aktienportfolio zu diversifizieren und somit sein Risiko zu minimieren.</text:span></text:p>
      <text:p text:style-name="P14">Dies bringt uns zu den <text:span text:style-name="T8">sog.</text:span> ETFs.</text:p>
      <text:p text:style-name="P12"/>
      <text:p text:style-name="P13">Exchange-traded funds – zu deutsch: <text:span text:style-name="T6">I</text:span>ndexfonds – sind an der Börse gehandelte, passiv verwaltete, Fonds. <text:span text:style-name="T6">Man kann sich diese ganz naiv als Aktieneimer vorstellen, da diese eine Vielzahl an Unternehmensanteilen beinhalten. Die Investmentgesellschaft sucht sich dabei keine Anteile raus, die nach deren Auffassung besonders performant sein werden, das wären aktive Fonds. Indexfonds bilden dabei einen Benchmark ab. Wenn man z.B. in die Automobilbranche investieren möchte, könnte man sich eine Aktie von Volkswagen kaufen. Nun kann es sein, dass sich Volkswagen in den nächsten Jahren gut entwickelt und man einen satten Gewinn einfährt. Das Gegenteil ist aber genauso möglich. Ist es auch möglich, dass alle Automobilfirmen und Zulieferer in Europa ins Minus rutschen? Sicherlich. Aber dieses Risiko ist viel geringer. </text:span></text:p>
      <text:p text:style-name="P14">Durch den Kauf eines Indexfonds, der die europäische Automobilindustrie abbildet, investiert man automatisch in alle Automobilhersteller und Zulieferer <text:span text:style-name="T8">und profitiert vom Mittelwert der erwirtschafteten Rendite. Falls ein Unternhmen unter vielen Insolvenz anmeldet, trübt dies das Gesamtbild der kompletten Branche nur wenig. Wenn man allerdings genau in dieses eine Unternehmen direkt, z.B. per Aktienkauf, investiert hat, muss man mit Verlusten rechnen. </text:span></text:p>
      <text:p text:style-name="P15">Man kann dies alles noch viel globaler fassen. Möchte man z.B. in die gesamte Weltwirtschaft investieren, kann man dies ebenfalls mit Indexfonds machen, welche die Weltwirtschaft als Benchmark abbilden. <text:span text:style-name="T10">Durch diese Strategie diversifiziert man sein Portfolio, minimiert seine Risiken und vereinfacht den ganzen Prozess. Man muss nicht hunderte Einzelkäufe tätigen, der Kauf eines einzigen Indexfonds ist ausreichend.</text:span></text:p>
      <text:p text:style-name="P14"/>
      <text:p text:style-name="P8"/>
      <text:p text:style-name="P9">Das Axiom des Markts: Auf lange Sicht geht es immer nach oben</text:p>
      <text:p text:style-name="P9"/>
      <text:p text:style-name="P9">Aus der Mathematik kennen wir Axiome. Axiome sind dabei Grundsätze einer Theorie, welche nicht begründbar sind und als wahr angenommen werden. </text:p>
      <text:p text:style-name="P11">Ein solches Axiom mag sein, dass sich der Markt auf lange Sicht immer positiv entwickelt. Natürlich gibt es immer mal wieder Phasen des Abschwungs, diese sind jedoch immer endlich. Aus unserer Geschichtserfahrung können wir <text:span text:style-name="T9">erkennen</text:span>, dass sich der Markt <text:span text:style-name="T5">nach solch einem Knick</text:span> immer wieder erholt <text:span text:style-name="T9">hat</text:span>. </text:p>
      <text:p text:style-name="P11">Aus diesem Grund ist ein langer Anlegehorizont sehr wichtig. Zwar ist es möglich innerhalb von 2 Jahren von den Börsenentwicklung<text:span text:style-name="T5">en</text:span> massiv zu profitieren, sagen Sie das aber einmal einer Person, die kurz vor der Finanzkrise 2008 Aktien gekauft hat. <text:span text:style-name="T5">Anstatt in Jahren sollte man viel mehr in Dekaden rechnen, Krisen dabei aussitzen. </text:span></text:p>
      <text:p text:style-name="P11"/>
      <text:p text:style-name="P16"><text:soft-page-break/></text:p>
      <text:p text:style-name="P16"/>
      <text:p text:style-name="P16"/>
      <text:p text:style-name="P16">Früh anfangen lohnt sich</text:p>
      <text:p text:style-name="P16"/>
      <text:p text:style-name="P17">Es ist von Vorteil früh im Leben mit dem Investieren anzufangen, da die Zeit bis zum Renteneintritt begrenzt ist. Je mehr Zeit man seinem Geld zum Arbeiten gibt, desto mehr Gewinn kann man machen. <text:span text:style-name="T10">Viele Broker bieten Sparpläne an, wobei monatlich automatisch ein vorher spezifizierter Betrag in einen Indexfond investiert wird. Durch dieses automatische Besparen wird die ganze Sache zum Selbstläufer. </text:span></text:p>
      <text:p text:style-name="P9"/>
      <text:p text:style-name="P8"/>
      <text:p text:style-name="P8"/>
      <text:p text:style-name="P6"/>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DejaVu Serif" fo:font-size="12pt" fo:language="de" fo:country="DE" style:letter-kerning="true" style:font-name-asian="DejaVu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DejaVu Serif" fo:font-size="12pt" fo:language="de" fo:country="DE" style:letter-kerning="true" style:font-name-asian="DejaVu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7T21:43:43.968171872</meta:creation-date>
    <dc:date>2019-10-28T00:01:29.478304497</dc:date>
    <meta:editing-duration>PT1H12M19S</meta:editing-duration>
    <meta:editing-cycles>12</meta:editing-cycles>
    <meta:generator>LibreOffice/6.2.5.2$Linux_X86_64 LibreOffice_project/20$Build-2</meta:generator>
    <meta:document-statistic meta:table-count="0" meta:image-count="0" meta:object-count="0" meta:page-count="3" meta:paragraph-count="26" meta:word-count="853" meta:character-count="5822" meta:non-whitespace-character-count="4977"/>
  </office:meta>
</office:document-meta>
</file>